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1.45520833333333cm" style:use-optimal-column-width="true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7.30375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29645833333333cm" style:use-optimal-column-width="true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3.01625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2.910416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_threa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74474866" table:style-name="ce1">
            <table:cell-range-source table:name="aggregate" table:last-column-spanned="1" table:last-row-spanned="10" xlink:href="/Users/o.leombruni/Local_Docs/PersonalDev/logs/logs/threads/0/aggregate.csv"/>
            <text:p>74474866</text:p>
          </table:table-cell>
          <table:table-cell table:number-columns-repeated="16383" table:style-name="ce1"/>
        </table:table-row>
        <table:table-row table:style-name="ro1">
          <table:table-cell office:value-type="float" office:value="85846398" table:style-name="ce1">
            <text:p>85846398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85846398" table:formula="of:=MAX($$aggregate)" table:style-name="ce1">
            <text:p>85846398</text:p>
          </table:table-cell>
          <table:table-cell table:number-columns-repeated="16380"/>
        </table:table-row>
        <table:table-row table:style-name="ro1">
          <table:table-cell office:value-type="float" office:value="70143976" table:style-name="ce1">
            <text:p>70143976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69397692" table:formula="of:=MIN($$aggregate)" table:style-name="ce1">
            <text:p>69397692</text:p>
          </table:table-cell>
          <table:table-cell table:number-columns-repeated="16380"/>
        </table:table-row>
        <table:table-row table:style-name="ro1">
          <table:table-cell office:value-type="float" office:value="71930102" table:style-name="ce1">
            <text:p>71930102</text:p>
          </table:table-cell>
          <table:table-cell table:number-columns-repeated="16383" table:style-name="ce1"/>
        </table:table-row>
        <table:table-row table:style-name="ro1">
          <table:table-cell office:value-type="float" office:value="70841248" table:style-name="ce1">
            <text:p>70841248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573433798" table:formula="of:=(SUM($$aggregate) - SUM([.D2:.D3]))" table:style-name="ce1">
            <text:p>573433798</text:p>
          </table:table-cell>
          <table:table-cell table:number-columns-repeated="16380"/>
        </table:table-row>
        <table:table-row table:style-name="ro1">
          <table:table-cell office:value-type="float" office:value="70327522" table:style-name="ce1">
            <text:p>70327522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1679224.75" table:formula="of:=[.D5]/8" table:style-name="ce2">
            <text:p>71679225</text:p>
          </table:table-cell>
          <table:table-cell table:number-columns-repeated="16380"/>
        </table:table-row>
        <table:table-row table:style-name="ro1">
          <table:table-cell office:value-type="float" office:value="73923565" table:style-name="ce1">
            <text:p>73923565</text:p>
          </table:table-cell>
          <table:table-cell table:number-columns-repeated="16383" table:style-name="ce1"/>
        </table:table-row>
        <table:table-row table:style-name="ro1">
          <table:table-cell office:value-type="float" office:value="69397692" table:style-name="ce1">
            <text:p>69397692</text:p>
          </table:table-cell>
          <table:table-cell table:number-columns-repeated="16383" table:style-name="ce1"/>
        </table:table-row>
        <table:table-row table:style-name="ro1">
          <table:table-cell office:value-type="float" office:value="70493226" table:style-name="ce1">
            <text:p>70493226</text:p>
          </table:table-cell>
          <table:table-cell table:number-columns-repeated="16383" table:style-name="ce1"/>
        </table:table-row>
        <table:table-row table:style-name="ro1">
          <table:table-cell office:value-type="float" office:value="71299293" table:style-name="ce1">
            <text:p>71299293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0_threads.$A$1:0_threads.$A$10" table:base-cell-address="0_threads.$A$1"/>
        </table:named-expressions>
      </table:table>
      <table:table table:name="1_thread" table:style-name="ta2"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2" table:number-columns-repeated="16380" table:default-cell-style-name="ce1"/>
        <table:table-row table:style-name="ro1">
          <table:table-cell office:value-type="float" office:value="155279700" table:style-name="ce1">
            <table:cell-range-source table:name="aggregate1" table:last-column-spanned="1" table:last-row-spanned="10" xlink:href="/Users/o.leombruni/Local_Docs/PersonalDev/logs/logs/threads/1/aggregate.csv"/>
            <text:p>155279700</text:p>
          </table:table-cell>
          <table:table-cell table:number-columns-repeated="16383" table:style-name="ce1"/>
        </table:table-row>
        <table:table-row table:style-name="ro1">
          <table:table-cell office:value-type="float" office:value="177406634" table:style-name="ce1">
            <text:p>177406634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177406634" table:formula="of:=MAX($$de)" table:style-name="ce1">
            <text:p>177406634</text:p>
          </table:table-cell>
          <table:table-cell table:number-columns-repeated="16380"/>
        </table:table-row>
        <table:table-row table:style-name="ro1">
          <table:table-cell office:value-type="float" office:value="140186134" table:style-name="ce1">
            <text:p>140186134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138510957" table:formula="of:=MIN($$de)" table:style-name="ce1">
            <text:p>138510957</text:p>
          </table:table-cell>
          <table:table-cell table:number-columns-repeated="16380"/>
        </table:table-row>
        <table:table-row table:style-name="ro1">
          <table:table-cell office:value-type="float" office:value="146642651" table:style-name="ce1">
            <text:p>146642651</text:p>
          </table:table-cell>
          <table:table-cell table:number-columns-repeated="16383" table:style-name="ce1"/>
        </table:table-row>
        <table:table-row table:style-name="ro1">
          <table:table-cell office:value-type="float" office:value="146829457" table:style-name="ce1">
            <text:p>146829457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1153946766" table:formula="of:=(SUM($$de) - SUM([.D2:.D3]))" table:style-name="ce1">
            <text:p>1153946766</text:p>
          </table:table-cell>
          <table:table-cell table:number-columns-repeated="16380"/>
        </table:table-row>
        <table:table-row table:style-name="ro1">
          <table:table-cell office:value-type="float" office:value="139120508" table:style-name="ce1">
            <text:p>139120508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44243345.75" table:formula="of:=[.D5]/8" table:style-name="ce2">
            <text:p>144243346</text:p>
          </table:table-cell>
          <table:table-cell table:number-columns-repeated="16380"/>
        </table:table-row>
        <table:table-row table:style-name="ro1">
          <table:table-cell office:value-type="float" office:value="142387025" table:style-name="ce1">
            <text:p>142387025</text:p>
          </table:table-cell>
          <table:table-cell table:number-columns-repeated="16383" table:style-name="ce1"/>
        </table:table-row>
        <table:table-row table:style-name="ro1">
          <table:table-cell office:value-type="float" office:value="138510957" table:style-name="ce1">
            <text:p>138510957</text:p>
          </table:table-cell>
          <table:table-cell table:number-columns-repeated="16383" table:style-name="ce1"/>
        </table:table-row>
        <table:table-row table:style-name="ro1">
          <table:table-cell office:value-type="float" office:value="138913028" table:style-name="ce1">
            <text:p>138913028</text:p>
          </table:table-cell>
          <table:table-cell table:number-columns-repeated="16383" table:style-name="ce1"/>
        </table:table-row>
        <table:table-row table:style-name="ro1">
          <table:table-cell office:value-type="float" office:value="144588263" table:style-name="ce1">
            <text:p>144588263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1_thread.$A$1:1_thread.$A$10" table:base-cell-address="1_thread.$A$1"/>
        </table:named-expressions>
      </table:table>
      <table:table table:name="2_threads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90510301" table:style-name="ce1">
            <table:cell-range-source table:name="aggregate2" table:last-column-spanned="1" table:last-row-spanned="10" xlink:href="/Users/o.leombruni/Local_Docs/PersonalDev/logs/logs/threads/2/aggregate.csv"/>
            <text:p>90510301</text:p>
          </table:table-cell>
          <table:table-cell table:number-columns-repeated="16383" table:style-name="ce1"/>
        </table:table-row>
        <table:table-row table:style-name="ro1">
          <table:table-cell office:value-type="float" office:value="81436979" table:style-name="ce1">
            <text:p>81436979</text:p>
          </table:table-cell>
          <table:table-cell table:style-name="ce1"/>
          <table:table-cell office:value-type="string" table:style-name="ce1">
            <text:p>Maximum1</text:p>
          </table:table-cell>
          <table:table-cell office:value-type="float" office:value="90510301" table:formula="of:=MAX($$de_de)" table:style-name="ce1">
            <text:p>90510301</text:p>
          </table:table-cell>
          <table:table-cell table:number-columns-repeated="16380" table:style-name="ce1"/>
        </table:table-row>
        <table:table-row table:style-name="ro1">
          <table:table-cell office:value-type="float" office:value="72099167" table:style-name="ce1">
            <text:p>72099167</text:p>
          </table:table-cell>
          <table:table-cell table:style-name="ce1"/>
          <table:table-cell office:value-type="string" table:style-name="ce1">
            <text:p>Maximum2</text:p>
          </table:table-cell>
          <table:table-cell office:value-type="float" office:value="81436979" table:formula="of:=[.A2]" table:style-name="ce1">
            <text:p>81436979</text:p>
          </table:table-cell>
          <table:table-cell table:style-name="ce1"/>
          <table:table-cell office:value-type="string" table:style-name="ce1">
            <text:p>Note: it's better to discard the two highest values here, since they are both considerably higher that the average (server heavy load?)</text:p>
          </table:table-cell>
          <table:table-cell table:number-columns-repeated="16378"/>
        </table:table-row>
        <table:table-row table:style-name="ro1">
          <table:table-cell office:value-type="float" office:value="72080068" table:style-name="ce1">
            <text:p>72080068</text:p>
          </table:table-cell>
          <table:table-cell table:number-columns-repeated="16383" table:style-name="ce1"/>
        </table:table-row>
        <table:table-row table:style-name="ro1">
          <table:table-cell office:value-type="float" office:value="72368543" table:style-name="ce1">
            <text:p>72368543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577049156" table:formula="of:=(SUM($$de_de) - SUM([.D2:.D3]))" table:style-name="ce1">
            <text:p>577049156</text:p>
          </table:table-cell>
          <table:table-cell table:number-columns-repeated="16380" table:style-name="ce1"/>
        </table:table-row>
        <table:table-row table:style-name="ro1">
          <table:table-cell office:value-type="float" office:value="72018545" table:style-name="ce1">
            <text:p>7201854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2131144.5" table:formula="of:=[.D5]/8" table:style-name="ce2">
            <text:p>72131145</text:p>
          </table:table-cell>
          <table:table-cell table:number-columns-repeated="16380" table:style-name="ce1"/>
        </table:table-row>
        <table:table-row table:style-name="ro1">
          <table:table-cell office:value-type="float" office:value="72077835" table:style-name="ce1">
            <text:p>72077835</text:p>
          </table:table-cell>
          <table:table-cell table:number-columns-repeated="16383" table:style-name="ce1"/>
        </table:table-row>
        <table:table-row table:style-name="ro1">
          <table:table-cell office:value-type="float" office:value="72077386" table:style-name="ce1">
            <text:p>72077386</text:p>
          </table:table-cell>
          <table:table-cell table:number-columns-repeated="16383" table:style-name="ce1"/>
        </table:table-row>
        <table:table-row table:style-name="ro1">
          <table:table-cell office:value-type="float" office:value="72072668" table:style-name="ce1">
            <text:p>72072668</text:p>
          </table:table-cell>
          <table:table-cell table:number-columns-repeated="16383" table:style-name="ce1"/>
        </table:table-row>
        <table:table-row table:style-name="ro1">
          <table:table-cell office:value-type="float" office:value="72254944" table:style-name="ce1">
            <text:p>72254944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2_threads.$A$1:2_threads.$A$10" table:base-cell-address="2_threads.$A$1"/>
          <table:named-range table:name="aggregate_1" table:cell-range-address="2_threads.$A$1:2_threads.$A$10" table:base-cell-address="2_threads.$A$1"/>
        </table:named-expressions>
      </table:table>
      <table:table table:name="4_threads" table:style-name="ta2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44914972" table:style-name="ce1">
            <table:cell-range-source table:name="aggregate3" table:last-column-spanned="1" table:last-row-spanned="10" xlink:href="/Users/o.leombruni/Local_Docs/PersonalDev/logs/logs/threads/4/aggregate.csv"/>
            <text:p>44914972</text:p>
          </table:table-cell>
          <table:table-cell table:number-columns-repeated="16383" table:style-name="ce1"/>
        </table:table-row>
        <table:table-row table:style-name="ro1">
          <table:table-cell office:value-type="float" office:value="36091294" table:style-name="ce1">
            <text:p>36091294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44914972" table:formula="of:=MAX($$aggregate_1)" table:style-name="ce1">
            <text:p>44914972</text:p>
          </table:table-cell>
          <table:table-cell table:number-columns-repeated="16380"/>
        </table:table-row>
        <table:table-row table:style-name="ro1">
          <table:table-cell office:value-type="float" office:value="36051340" table:style-name="ce1">
            <text:p>36051340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36031386" table:formula="of:=MIN($$aggregate_1)" table:style-name="ce1">
            <text:p>36031386</text:p>
          </table:table-cell>
          <table:table-cell table:number-columns-repeated="16380"/>
        </table:table-row>
        <table:table-row table:style-name="ro1">
          <table:table-cell office:value-type="float" office:value="36038160" table:style-name="ce1">
            <text:p>36038160</text:p>
          </table:table-cell>
          <table:table-cell table:number-columns-repeated="16383" table:style-name="ce1"/>
        </table:table-row>
        <table:table-row table:style-name="ro1">
          <table:table-cell office:value-type="float" office:value="36041161" table:style-name="ce1">
            <text:p>36041161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294011854" table:formula="of:=(SUM($$aggregate_1) - SUM([.D2:.D3]))" table:style-name="ce1">
            <text:p>294011854</text:p>
          </table:table-cell>
          <table:table-cell table:number-columns-repeated="16380"/>
        </table:table-row>
        <table:table-row table:style-name="ro1">
          <table:table-cell office:value-type="float" office:value="36037666" table:style-name="ce1">
            <text:p>3603766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36751481.75" table:formula="of:=[.D5]/8" table:style-name="ce2">
            <text:p>36751482</text:p>
          </table:table-cell>
          <table:table-cell table:number-columns-repeated="16380"/>
        </table:table-row>
        <table:table-row table:style-name="ro1">
          <table:table-cell office:value-type="float" office:value="36153123" table:style-name="ce1">
            <text:p>36153123</text:p>
          </table:table-cell>
          <table:table-cell table:number-columns-repeated="16383" table:style-name="ce1"/>
        </table:table-row>
        <table:table-row table:style-name="ro1">
          <table:table-cell office:value-type="float" office:value="36031386" table:style-name="ce1">
            <text:p>36031386</text:p>
          </table:table-cell>
          <table:table-cell table:number-columns-repeated="16383" table:style-name="ce1"/>
        </table:table-row>
        <table:table-row table:style-name="ro1">
          <table:table-cell office:value-type="float" office:value="39477860" table:style-name="ce1">
            <text:p>39477860</text:p>
          </table:table-cell>
          <table:table-cell table:number-columns-repeated="16383" table:style-name="ce1"/>
        </table:table-row>
        <table:table-row table:style-name="ro1">
          <table:table-cell office:value-type="float" office:value="38121250" table:style-name="ce1">
            <text:p>38121250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_1" table:cell-range-address="4_threads.$A$1:4_threads.$A$10" table:base-cell-address="4_threads.$A$1"/>
        </table:named-expressions>
      </table:table>
      <table:table table:name="8_threads" table:style-name="ta2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21970657" table:style-name="ce1">
            <table:cell-range-source table:name="aggregate4" table:last-column-spanned="1" table:last-row-spanned="10" xlink:href="/Users/o.leombruni/Local_Docs/PersonalDev/logs/logs/threads/8/aggregate.csv"/>
            <text:p>21970657</text:p>
          </table:table-cell>
          <table:table-cell table:number-columns-repeated="16383" table:style-name="ce1"/>
        </table:table-row>
        <table:table-row table:style-name="ro1">
          <table:table-cell office:value-type="float" office:value="18106305" table:style-name="ce1">
            <text:p>18106305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21970657" table:formula="of:=MAX($$aggregate)" table:style-name="ce1">
            <text:p>21970657</text:p>
          </table:table-cell>
          <table:table-cell table:number-columns-repeated="16380"/>
        </table:table-row>
        <table:table-row table:style-name="ro1">
          <table:table-cell office:value-type="float" office:value="18147145" table:style-name="ce1">
            <text:p>18147145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18106305" table:formula="of:=MIN($$aggregate)" table:style-name="ce1">
            <text:p>18106305</text:p>
          </table:table-cell>
          <table:table-cell table:number-columns-repeated="16380"/>
        </table:table-row>
        <table:table-row table:style-name="ro1">
          <table:table-cell office:value-type="float" office:value="18148363" table:style-name="ce1">
            <text:p>18148363</text:p>
          </table:table-cell>
          <table:table-cell table:number-columns-repeated="16383" table:style-name="ce1"/>
        </table:table-row>
        <table:table-row table:style-name="ro1">
          <table:table-cell office:value-type="float" office:value="18212361" table:style-name="ce1">
            <text:p>18212361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147822430" table:formula="of:=(SUM($$aggregate) - SUM([.D2:.D3]))" table:style-name="ce1">
            <text:p>147822430</text:p>
          </table:table-cell>
          <table:table-cell table:number-columns-repeated="16380"/>
        </table:table-row>
        <table:table-row table:style-name="ro1">
          <table:table-cell office:value-type="float" office:value="18412331" table:style-name="ce1">
            <text:p>18412331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8477803.75" table:formula="of:=[.D5]/8" table:style-name="ce2">
            <text:p>18477804</text:p>
          </table:table-cell>
          <table:table-cell table:number-columns-repeated="16380"/>
        </table:table-row>
        <table:table-row table:style-name="ro1">
          <table:table-cell office:value-type="float" office:value="18130196" table:style-name="ce1">
            <text:p>18130196</text:p>
          </table:table-cell>
          <table:table-cell table:number-columns-repeated="16383" table:style-name="ce1"/>
        </table:table-row>
        <table:table-row table:style-name="ro1">
          <table:table-cell office:value-type="float" office:value="18137228" table:style-name="ce1">
            <text:p>18137228</text:p>
          </table:table-cell>
          <table:table-cell table:number-columns-repeated="16383" table:style-name="ce1"/>
        </table:table-row>
        <table:table-row table:style-name="ro1">
          <table:table-cell office:value-type="float" office:value="18718685" table:style-name="ce1">
            <text:p>18718685</text:p>
          </table:table-cell>
          <table:table-cell table:number-columns-repeated="16383" table:style-name="ce1"/>
        </table:table-row>
        <table:table-row table:style-name="ro1">
          <table:table-cell office:value-type="float" office:value="19916121" table:style-name="ce1">
            <text:p>19916121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8_threads.$A$1:8_threads.$A$10" table:base-cell-address="8_threads.$A$1"/>
          <table:named-range table:name="aggregate_1" table:cell-range-address="8_threads.$A$1:8_threads.$A$10" table:base-cell-address="8_threads.$A$1"/>
        </table:named-expressions>
      </table:table>
      <table:table table:name="16_threads" table:style-name="ta2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9409105" table:style-name="ce1">
            <table:cell-range-source table:name="aggregate5" table:last-column-spanned="1" table:last-row-spanned="10" xlink:href="/Users/o.leombruni/Local_Docs/PersonalDev/logs/logs/threads/16/aggregate.csv"/>
            <text:p>9409105</text:p>
          </table:table-cell>
          <table:table-cell table:number-columns-repeated="16383" table:style-name="ce1"/>
        </table:table-row>
        <table:table-row table:style-name="ro1">
          <table:table-cell office:value-type="float" office:value="9262146" table:style-name="ce1">
            <text:p>9262146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10814351" table:formula="of:=MAX($$aggregate)" table:style-name="ce1">
            <text:p>10814351</text:p>
          </table:table-cell>
          <table:table-cell table:number-columns-repeated="16380"/>
        </table:table-row>
        <table:table-row table:style-name="ro1">
          <table:table-cell office:value-type="float" office:value="9446403" table:style-name="ce1">
            <text:p>9446403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9225094" table:formula="of:=MIN($$aggregate)" table:style-name="ce1">
            <text:p>9225094</text:p>
          </table:table-cell>
          <table:table-cell table:number-columns-repeated="16380"/>
        </table:table-row>
        <table:table-row table:style-name="ro1">
          <table:table-cell office:value-type="float" office:value="9225094" table:style-name="ce1">
            <text:p>9225094</text:p>
          </table:table-cell>
          <table:table-cell table:number-columns-repeated="16383" table:style-name="ce1"/>
        </table:table-row>
        <table:table-row table:style-name="ro1">
          <table:table-cell office:value-type="float" office:value="9263371" table:style-name="ce1">
            <text:p>9263371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76311033" table:formula="of:=(SUM($$aggregate) - SUM([.D2:.D3]))" table:style-name="ce1">
            <text:p>76311033</text:p>
          </table:table-cell>
          <table:table-cell table:number-columns-repeated="16380"/>
        </table:table-row>
        <table:table-row table:style-name="ro1">
          <table:table-cell office:value-type="float" office:value="10295135" table:style-name="ce1">
            <text:p>1029513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9538879.125" table:formula="of:=[.D5]/8" table:style-name="ce2">
            <text:p>9538879</text:p>
          </table:table-cell>
          <table:table-cell table:number-columns-repeated="16380"/>
        </table:table-row>
        <table:table-row table:style-name="ro1">
          <table:table-cell office:value-type="float" office:value="9299449" table:style-name="ce1">
            <text:p>9299449</text:p>
          </table:table-cell>
          <table:table-cell table:number-columns-repeated="16383" table:style-name="ce1"/>
        </table:table-row>
        <table:table-row table:style-name="ro1">
          <table:table-cell office:value-type="float" office:value="9352224" table:style-name="ce1">
            <text:p>9352224</text:p>
          </table:table-cell>
          <table:table-cell table:number-columns-repeated="16383" table:style-name="ce1"/>
        </table:table-row>
        <table:table-row table:style-name="ro1">
          <table:table-cell office:value-type="float" office:value="9983200" table:style-name="ce1">
            <text:p>9983200</text:p>
          </table:table-cell>
          <table:table-cell table:number-columns-repeated="16383" table:style-name="ce1"/>
        </table:table-row>
        <table:table-row table:style-name="ro1">
          <table:table-cell office:value-type="float" office:value="10814351" table:style-name="ce1">
            <text:p>10814351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16_threads.$A$1:16_threads.$A$10" table:base-cell-address="16_threads.$A$1"/>
          <table:named-range table:name="aggregate_1" table:cell-range-address="16_threads.$A$1:16_threads.$A$10" table:base-cell-address="16_threads.$A$1"/>
        </table:named-expressions>
      </table:table>
      <table:table table:name="32_threads" table:style-name="ta2"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5351592" table:style-name="ce1">
            <table:cell-range-source table:name="aggregate6" table:last-column-spanned="1" table:last-row-spanned="10" xlink:href="/Users/o.leombruni/Local_Docs/PersonalDev/logs/logs/threads/32/aggregate.csv"/>
            <text:p>5351592</text:p>
          </table:table-cell>
          <table:table-cell table:number-columns-repeated="16383" table:style-name="ce1"/>
        </table:table-row>
        <table:table-row table:style-name="ro1">
          <table:table-cell office:value-type="float" office:value="4797646" table:style-name="ce1">
            <text:p>4797646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6207775" table:formula="of:=MAX($$aggregate)" table:style-name="ce1">
            <text:p>6207775</text:p>
          </table:table-cell>
          <table:table-cell table:number-columns-repeated="16380"/>
        </table:table-row>
        <table:table-row table:style-name="ro1">
          <table:table-cell office:value-type="float" office:value="4934296" table:style-name="ce1">
            <text:p>4934296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4768596" table:formula="of:=MIN($$aggregate)" table:style-name="ce1">
            <text:p>4768596</text:p>
          </table:table-cell>
          <table:table-cell table:number-columns-repeated="16380"/>
        </table:table-row>
        <table:table-row table:style-name="ro1">
          <table:table-cell office:value-type="float" office:value="4937379" table:style-name="ce1">
            <text:p>4937379</text:p>
          </table:table-cell>
          <table:table-cell table:number-columns-repeated="16383" table:style-name="ce1"/>
        </table:table-row>
        <table:table-row table:style-name="ro1">
          <table:table-cell office:value-type="float" office:value="4898868" table:style-name="ce1">
            <text:p>4898868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39990607" table:formula="of:=(SUM($$aggregate) - SUM([.D2:.D3]))" table:style-name="ce1">
            <text:p>39990607</text:p>
          </table:table-cell>
          <table:table-cell table:number-columns-repeated="16380"/>
        </table:table-row>
        <table:table-row table:style-name="ro1">
          <table:table-cell office:value-type="float" office:value="6207775" table:style-name="ce1">
            <text:p>620777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4998825.875" table:formula="of:=[.D5]/8" table:style-name="ce2">
            <text:p>4998826</text:p>
          </table:table-cell>
          <table:table-cell table:number-columns-repeated="16380"/>
        </table:table-row>
        <table:table-row table:style-name="ro1">
          <table:table-cell office:value-type="float" office:value="4768596" table:style-name="ce1">
            <text:p>4768596</text:p>
          </table:table-cell>
          <table:table-cell table:number-columns-repeated="16383" table:style-name="ce1"/>
        </table:table-row>
        <table:table-row table:style-name="ro1">
          <table:table-cell office:value-type="float" office:value="4844824" table:style-name="ce1">
            <text:p>4844824</text:p>
          </table:table-cell>
          <table:table-cell table:number-columns-repeated="16383" table:style-name="ce1"/>
        </table:table-row>
        <table:table-row table:style-name="ro1">
          <table:table-cell office:value-type="float" office:value="5128372" table:style-name="ce1">
            <text:p>5128372</text:p>
          </table:table-cell>
          <table:table-cell table:number-columns-repeated="16383" table:style-name="ce1"/>
        </table:table-row>
        <table:table-row table:style-name="ro1">
          <table:table-cell office:value-type="float" office:value="5097630" table:style-name="ce1">
            <text:p>5097630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32_threads.$A$1:32_threads.$A$10" table:base-cell-address="32_threads.$A$1"/>
          <table:named-range table:name="aggregate_1" table:cell-range-address="32_threads.$A$1:32_threads.$A$10" table:base-cell-address="32_threads.$A$1"/>
        </table:named-expressions>
      </table:table>
      <table:table table:name="64_threads" table:style-name="ta2"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3323823" table:style-name="ce1">
            <table:cell-range-source table:name="aggregate7" table:last-column-spanned="1" table:last-row-spanned="10" xlink:href="/Users/o.leombruni/Local_Docs/PersonalDev/logs/logs/threads/64/aggregate.csv"/>
            <text:p>3323823</text:p>
          </table:table-cell>
          <table:table-cell table:number-columns-repeated="16383" table:style-name="ce1"/>
        </table:table-row>
        <table:table-row table:style-name="ro1">
          <table:table-cell office:value-type="float" office:value="2877652" table:style-name="ce1">
            <text:p>2877652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3359900" table:formula="of:=MAX($$aggregate)" table:style-name="ce1">
            <text:p>3359900</text:p>
          </table:table-cell>
          <table:table-cell table:number-columns-repeated="16380"/>
        </table:table-row>
        <table:table-row table:style-name="ro1">
          <table:table-cell office:value-type="float" office:value="2865871" table:style-name="ce1">
            <text:p>2865871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2817978" table:formula="of:=MIN($$aggregate)" table:style-name="ce1">
            <text:p>2817978</text:p>
          </table:table-cell>
          <table:table-cell table:number-columns-repeated="16380"/>
        </table:table-row>
        <table:table-row table:style-name="ro1">
          <table:table-cell office:value-type="float" office:value="2817978" table:style-name="ce1">
            <text:p>2817978</text:p>
          </table:table-cell>
          <table:table-cell table:number-columns-repeated="16383" table:style-name="ce1"/>
        </table:table-row>
        <table:table-row table:style-name="ro1">
          <table:table-cell office:value-type="float" office:value="3114555" table:style-name="ce1">
            <text:p>3114555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24609766" table:formula="of:=(SUM($$aggregate) - SUM([.D2:.D3]))" table:style-name="ce1">
            <text:p>24609766</text:p>
          </table:table-cell>
          <table:table-cell table:number-columns-repeated="16380"/>
        </table:table-row>
        <table:table-row table:style-name="ro1">
          <table:table-cell office:value-type="float" office:value="3359900" table:style-name="ce1">
            <text:p>3359900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3076220.75" table:formula="of:=[.D5]/8" table:style-name="ce2">
            <text:p>3076221</text:p>
          </table:table-cell>
          <table:table-cell table:number-columns-repeated="16380"/>
        </table:table-row>
        <table:table-row table:style-name="ro1">
          <table:table-cell office:value-type="float" office:value="2921118" table:style-name="ce1">
            <text:p>2921118</text:p>
          </table:table-cell>
          <table:table-cell table:number-columns-repeated="16383" table:style-name="ce1"/>
        </table:table-row>
        <table:table-row table:style-name="ro1">
          <table:table-cell office:value-type="float" office:value="3021115" table:style-name="ce1">
            <text:p>3021115</text:p>
          </table:table-cell>
          <table:table-cell table:number-columns-repeated="16383" table:style-name="ce1"/>
        </table:table-row>
        <table:table-row table:style-name="ro1">
          <table:table-cell office:value-type="float" office:value="3145165" table:style-name="ce1">
            <text:p>3145165</text:p>
          </table:table-cell>
          <table:table-cell table:number-columns-repeated="16383" table:style-name="ce1"/>
        </table:table-row>
        <table:table-row table:style-name="ro1">
          <table:table-cell office:value-type="float" office:value="3340467" table:style-name="ce1">
            <text:p>3340467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64_threads.$A$1:64_threads.$A$10" table:base-cell-address="64_threads.$A$1"/>
          <table:named-range table:name="aggregate_1" table:cell-range-address="64_threads.$A$1:64_threads.$A$10" table:base-cell-address="64_threads.$A$1"/>
        </table:named-expressions>
      </table:table>
      <table:table table:name="128_threads" table:style-name="ta2">
        <table:table-column table:style-name="co10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930911" table:style-name="ce1">
            <table:cell-range-source table:name="aggregate8" table:last-column-spanned="1" table:last-row-spanned="10" xlink:href="/Users/o.leombruni/Local_Docs/PersonalDev/logs/logs/threads/128/aggregate.csv"/>
            <text:p>1930911</text:p>
          </table:table-cell>
          <table:table-cell table:number-columns-repeated="16383" table:style-name="ce1"/>
        </table:table-row>
        <table:table-row table:style-name="ro1">
          <table:table-cell office:value-type="float" office:value="1972050" table:style-name="ce1">
            <text:p>1972050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2014514" table:formula="of:=MAX($$aggregate)" table:style-name="ce1">
            <text:p>2014514</text:p>
          </table:table-cell>
          <table:table-cell table:number-columns-repeated="16380"/>
        </table:table-row>
        <table:table-row table:style-name="ro1">
          <table:table-cell office:value-type="float" office:value="1980385" table:style-name="ce1">
            <text:p>1980385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1799848" table:formula="of:=MIN($$aggregate)" table:style-name="ce1">
            <text:p>1799848</text:p>
          </table:table-cell>
          <table:table-cell table:number-columns-repeated="16380"/>
        </table:table-row>
        <table:table-row table:style-name="ro1">
          <table:table-cell office:value-type="float" office:value="1942445" table:style-name="ce1">
            <text:p>1942445</text:p>
          </table:table-cell>
          <table:table-cell table:number-columns-repeated="16383" table:style-name="ce1"/>
        </table:table-row>
        <table:table-row table:style-name="ro1">
          <table:table-cell office:value-type="float" office:value="1895281" table:style-name="ce1">
            <text:p>1895281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15588750" table:formula="of:=(SUM($$aggregate) - SUM([.D2:.D3]))" table:style-name="ce1">
            <text:p>15588750</text:p>
          </table:table-cell>
          <table:table-cell table:number-columns-repeated="16380"/>
        </table:table-row>
        <table:table-row table:style-name="ro1">
          <table:table-cell office:value-type="float" office:value="1799848" table:style-name="ce1">
            <text:p>1799848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948593.75" table:formula="of:=[.D5]/8" table:style-name="ce2">
            <text:p>1948594</text:p>
          </table:table-cell>
          <table:table-cell table:number-columns-repeated="16380"/>
        </table:table-row>
        <table:table-row table:style-name="ro1">
          <table:table-cell office:value-type="float" office:value="2014514" table:style-name="ce1">
            <text:p>2014514</text:p>
          </table:table-cell>
          <table:table-cell table:number-columns-repeated="16383" table:style-name="ce1"/>
        </table:table-row>
        <table:table-row table:style-name="ro1">
          <table:table-cell office:value-type="float" office:value="1992376" table:style-name="ce1">
            <text:p>1992376</text:p>
          </table:table-cell>
          <table:table-cell table:number-columns-repeated="16383" table:style-name="ce1"/>
        </table:table-row>
        <table:table-row table:style-name="ro1">
          <table:table-cell office:value-type="float" office:value="1907294" table:style-name="ce1">
            <text:p>1907294</text:p>
          </table:table-cell>
          <table:table-cell table:number-columns-repeated="16383" table:style-name="ce1"/>
        </table:table-row>
        <table:table-row table:style-name="ro1">
          <table:table-cell office:value-type="float" office:value="1968008" table:style-name="ce1">
            <text:p>1968008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128_threads.$A$1:128_threads.$A$10" table:base-cell-address="128_threads.$A$1"/>
          <table:named-range table:name="aggregate_1" table:cell-range-address="128_threads.$A$1:128_threads.$A$10" table:base-cell-address="128_threads.$A$1"/>
        </table:named-expressions>
      </table:table>
      <table:table table:name="256_threads" table:style-name="ta2">
        <table:table-column table:style-name="co10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650218" table:style-name="ce1">
            <table:cell-range-source table:name="aggregate9" table:last-column-spanned="1" table:last-row-spanned="10" xlink:href="/Users/o.leombruni/Local_Docs/PersonalDev/logs/logs/threads/256/aggregate.csv"/>
            <text:p>1650218</text:p>
          </table:table-cell>
          <table:table-cell table:number-columns-repeated="16383" table:style-name="ce1"/>
        </table:table-row>
        <table:table-row table:style-name="ro1">
          <table:table-cell office:value-type="float" office:value="1607160" table:style-name="ce1">
            <text:p>1607160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1764209" table:formula="of:=MAX($$aggregate)" table:style-name="ce1">
            <text:p>1764209</text:p>
          </table:table-cell>
          <table:table-cell table:number-columns-repeated="16380"/>
        </table:table-row>
        <table:table-row table:style-name="ro1">
          <table:table-cell office:value-type="float" office:value="1681153" table:style-name="ce1">
            <text:p>1681153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1366912" table:formula="of:=MIN($$aggregate)" table:style-name="ce1">
            <text:p>1366912</text:p>
          </table:table-cell>
          <table:table-cell table:number-columns-repeated="16380"/>
        </table:table-row>
        <table:table-row table:style-name="ro1">
          <table:table-cell office:value-type="float" office:value="1611273" table:style-name="ce1">
            <text:p>1611273</text:p>
          </table:table-cell>
          <table:table-cell table:number-columns-repeated="16383" table:style-name="ce1"/>
        </table:table-row>
        <table:table-row table:style-name="ro1">
          <table:table-cell office:value-type="float" office:value="1692782" table:style-name="ce1">
            <text:p>1692782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12915473" table:formula="of:=(SUM($$aggregate) - SUM([.D2:.D3]))" table:style-name="ce1">
            <text:p>12915473</text:p>
          </table:table-cell>
          <table:table-cell table:number-columns-repeated="16380"/>
        </table:table-row>
        <table:table-row table:style-name="ro1">
          <table:table-cell office:value-type="float" office:value="1366912" table:style-name="ce1">
            <text:p>1366912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614434.125" table:formula="of:=[.D5]/8" table:style-name="ce2">
            <text:p>1614434</text:p>
          </table:table-cell>
          <table:table-cell table:number-columns-repeated="16380"/>
        </table:table-row>
        <table:table-row table:style-name="ro1">
          <table:table-cell office:value-type="float" office:value="1536478" table:style-name="ce1">
            <text:p>1536478</text:p>
          </table:table-cell>
          <table:table-cell table:number-columns-repeated="16383" table:style-name="ce1"/>
        </table:table-row>
        <table:table-row table:style-name="ro1">
          <table:table-cell office:value-type="float" office:value="1559639" table:style-name="ce1">
            <text:p>1559639</text:p>
          </table:table-cell>
          <table:table-cell table:number-columns-repeated="16383" table:style-name="ce1"/>
        </table:table-row>
        <table:table-row table:style-name="ro1">
          <table:table-cell office:value-type="float" office:value="1576770" table:style-name="ce1">
            <text:p>1576770</text:p>
          </table:table-cell>
          <table:table-cell table:number-columns-repeated="16383" table:style-name="ce1"/>
        </table:table-row>
        <table:table-row table:style-name="ro1">
          <table:table-cell office:value-type="float" office:value="1764209" table:style-name="ce1">
            <text:p>1764209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256_threads.$A$1:256_threads.$A$10" table:base-cell-address="256_threads.$A$1"/>
          <table:named-range table:name="aggregate_1" table:cell-range-address="256_threads.$A$1:256_threads.$A$10" table:base-cell-address="256_threads.$A$1"/>
        </table:named-expressions>
      </table:table>
      <table:table table:name="Performance" table:style-name="ta2">
        <table:table-column table:style-name="co2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reads</text:p>
          </table:table-cell>
          <table:table-cell office:value-type="string" table:style-name="ce1">
            <text:p>Time elapsed</text:p>
          </table:table-cell>
          <table:table-cell office:value-type="string" table:style-name="ce1">
            <text:p>Speedup</text:p>
          </table:table-cell>
          <table:table-cell office:value-type="string" table:style-name="ce1">
            <text:p>Scalability</text:p>
          </table:table-cell>
          <table:table-cell office:value-type="string" table:style-name="ce1">
            <text:p>Efficiency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71679224.75" table:formula="of:=['0_threads'.D6]" table:style-name="ce2">
            <text:p>716792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4243345.75" table:formula="of:=['1_thread'.D6]" table:style-name="ce2">
            <text:p>144243346</text:p>
          </table:table-cell>
          <table:table-cell office:value-type="float" office:value="0.49693262713299202" table:formula="of:=[.C3]/[.C4]" table:style-name="ce1">
            <text:p>0,496932627</text:p>
          </table:table-cell>
          <table:table-cell office:value-type="float" office:value="1" table:formula="of:=[.C4]/[.C4]" table:style-name="ce1">
            <text:p>1</text:p>
          </table:table-cell>
          <table:table-cell office:value-type="float" office:value="0.49693262713299202" table:formula="of:=[.D4]/[.B4]" table:style-name="ce1">
            <text:p>0,49693262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table:formula="of:=[.B4]*2" table:style-name="ce1">
            <text:p>2</text:p>
          </table:table-cell>
          <table:table-cell office:value-type="float" office:value="72131144.5" table:formula="of:=['2_threads'.D6]" table:style-name="ce2">
            <text:p>72131145</text:p>
          </table:table-cell>
          <table:table-cell office:value-type="float" office:value="0.99373474865631728" table:formula="of:=[.C3]/[.C5]" table:style-name="ce1">
            <text:p>0,993734749</text:p>
          </table:table-cell>
          <table:table-cell office:value-type="float" office:value="1.9997373776593825" table:formula="of:=[.C4]/[.C5]" table:style-name="ce1">
            <text:p>1,999737378</text:p>
          </table:table-cell>
          <table:table-cell office:value-type="float" office:value="0.49686737432815864" table:formula="of:=[.D5]/[.B5]" table:style-name="ce1">
            <text:p>0,49686737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formula="of:=[.B5]*2" table:style-name="ce1">
            <text:p>4</text:p>
          </table:table-cell>
          <table:table-cell office:value-type="float" office:value="36751481.75" table:formula="of:=['4_threads'.D6]" table:style-name="ce2">
            <text:p>36751482</text:p>
          </table:table-cell>
          <table:table-cell office:value-type="float" office:value="1.9503764565900803" table:formula="of:=[.C3]/[.C6]" table:style-name="ce1">
            <text:p>1,950376457</text:p>
          </table:table-cell>
          <table:table-cell office:value-type="float" office:value="3.9248307518920647" table:formula="of:=[.C4]/[.C6]" table:style-name="ce1">
            <text:p>3,924830752</text:p>
          </table:table-cell>
          <table:table-cell office:value-type="float" office:value="0.48759411414752007" table:formula="of:=[.D6]/[.B6]" table:style-name="ce1">
            <text:p>0,48759411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" table:formula="of:=[.B6]*2" table:style-name="ce1">
            <text:p>8</text:p>
          </table:table-cell>
          <table:table-cell office:value-type="float" office:value="18477803.75" table:formula="of:=['8_threads'.D6]" table:style-name="ce2">
            <text:p>18477804</text:p>
          </table:table-cell>
          <table:table-cell office:value-type="float" office:value="3.8792069512049019" table:formula="of:=[.C3]/[.C7]" table:style-name="ce1">
            <text:p>3,879206951</text:p>
          </table:table-cell>
          <table:table-cell office:value-type="float" office:value="7.8063035900573414" table:formula="of:=[.C4]/[.C7]" table:style-name="ce1">
            <text:p>7,80630359</text:p>
          </table:table-cell>
          <table:table-cell office:value-type="float" office:value="0.48490086890061274" table:formula="of:=[.D7]/[.B7]" table:style-name="ce1">
            <text:p>0,48490086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table:formula="of:=[.B7]*2" table:style-name="ce1">
            <text:p>16</text:p>
          </table:table-cell>
          <table:table-cell office:value-type="float" office:value="9538879.125" table:formula="of:=['16_threads'.D6]" table:style-name="ce2">
            <text:p>9538879</text:p>
          </table:table-cell>
          <table:table-cell office:value-type="float" office:value="7.5144284575468925" table:formula="of:=[.C3]/[.C8]" table:style-name="ce1">
            <text:p>7,514428458</text:p>
          </table:table-cell>
          <table:table-cell office:value-type="float" office:value="15.121624234859985" table:formula="of:=[.C4]/[.C8]" table:style-name="ce1">
            <text:p>15,12162423</text:p>
          </table:table-cell>
          <table:table-cell office:value-type="float" office:value="0.46965177859668078" table:formula="of:=[.D8]/[.B8]" table:style-name="ce1">
            <text:p>0,46965177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" table:formula="of:=[.B8]*2" table:style-name="ce1">
            <text:p>32</text:p>
          </table:table-cell>
          <table:table-cell office:value-type="float" office:value="4998825.875" table:formula="of:=['32_threads'.D6]" table:style-name="ce2">
            <text:p>4998826</text:p>
          </table:table-cell>
          <table:table-cell office:value-type="float" office:value="14.339212155494414" table:formula="of:=[.C3]/[.C9]" table:style-name="ce1">
            <text:p>14,33921216</text:p>
          </table:table-cell>
          <table:table-cell office:value-type="float" office:value="28.85544512990263" table:formula="of:=[.C4]/[.C9]" table:style-name="ce1">
            <text:p>28,85544513</text:p>
          </table:table-cell>
          <table:table-cell office:value-type="float" office:value="0.44810037985920043" table:formula="of:=[.D9]/[.B9]" table:style-name="ce1">
            <text:p>0,4481003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4" table:formula="of:=[.B9]*2" table:style-name="ce1">
            <text:p>64</text:p>
          </table:table-cell>
          <table:table-cell office:value-type="float" office:value="3076220.75" table:formula="of:=['64_threads'.D6]" table:style-name="ce2">
            <text:p>3076221</text:p>
          </table:table-cell>
          <table:table-cell office:value-type="float" office:value="23.30106665784632" table:formula="of:=[.C3]/[.C10]" table:style-name="ce1">
            <text:p>23,30106666</text:p>
          </table:table-cell>
          <table:table-cell office:value-type="float" office:value="46.889790256437223" table:formula="of:=[.C4]/[.C10]" table:style-name="ce1">
            <text:p>46,88979026</text:p>
          </table:table-cell>
          <table:table-cell office:value-type="float" office:value="0.36407916652884875" table:formula="of:=[.D10]/[.B10]" table:style-name="ce1">
            <text:p>0,36407916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8" table:formula="of:=[.B10]*2" table:style-name="ce1">
            <text:p>128</text:p>
          </table:table-cell>
          <table:table-cell office:value-type="float" office:value="1948593.75" table:formula="of:=['128_threads'.D6]" table:style-name="ce2">
            <text:p>1948594</text:p>
          </table:table-cell>
          <table:table-cell office:value-type="float" office:value="36.785104514473581" table:formula="of:=[.C3]/[.C11]" table:style-name="ce1">
            <text:p>36,78510451</text:p>
          </table:table-cell>
          <table:table-cell office:value-type="float" office:value="74.024329468366616" table:formula="of:=[.C4]/[.C11]" table:style-name="ce1">
            <text:p>74,02432947</text:p>
          </table:table-cell>
          <table:table-cell office:value-type="float" office:value="0.28738362901932485" table:formula="of:=[.D11]/[.B11]" table:style-name="ce1">
            <text:p>0,28738362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6" table:formula="of:=[.B11]*2" table:style-name="ce1">
            <text:p>256</text:p>
          </table:table-cell>
          <table:table-cell office:value-type="float" office:value="1614434.125" table:formula="of:=['256_threads'.D6]" table:style-name="ce2">
            <text:p>1614434</text:p>
          </table:table-cell>
          <table:table-cell office:value-type="float" office:value="44.398977722302547" table:formula="of:=[.C3]/[.C12]" table:style-name="ce1">
            <text:p>44,39897772</text:p>
          </table:table-cell>
          <table:table-cell office:value-type="float" office:value="89.346070871736558" table:formula="of:=[.C4]/[.C12]" table:style-name="ce1">
            <text:p>89,34607087</text:p>
          </table:table-cell>
          <table:table-cell office:value-type="float" office:value="0.17343350672774432" table:formula="of:=[.D12]/[.B12]" table:style-name="ce1">
            <text:p>0,173433507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named-expressions>
        <table:named-range table:name="de" table:cell-range-address="1_thread.$A$1:1_thread.$A$10" table:base-cell-address="1_thread.$A$1"/>
        <table:named-range table:name="de_de" table:cell-range-address="2_threads.$A$1:2_threads.$A$10" table:base-cell-address="2_thread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09</meta:generator>
    <meta:initial-creator>ORLANDO LEOMBRUNI</meta:initial-creator>
    <dc:creator>ORLANDO LEOMBRUNI</dc:creator>
    <meta:creation-date>2018-07-22T20:25:33Z</meta:creation-date>
    <dc:date>2018-07-22T21:24:54Z</dc:date>
  </office:meta>
</office:document-meta>
</file>